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ro16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7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style:font-name-asian="WenQuanYi Micro Hei" style:font-name-complex="Lohit Hindi"/>
    </style:style>
    <style:style style:name="T6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014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6"/>
          <table:table-cell/>
          <table:table-cell table:style-name="ce21" office:value-type="string" table:number-columns-spanned="5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pan text:style-name="T5"><text:s text:c="9"/></text:span>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2" office:value-type="string" table:number-columns-spanned="10" table:number-rows-spanned="1">
            <text:p>BÁO CÁO NHANH KỲ VÉ <text:a xlink:href="python://get_ky_ve()" xlink:type="simple">get_ky_ve()</text:a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1" office:value-type="string" table:number-columns-spanned="10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5"><text:s text:c="16"/></text:span><text:span text:style-name="T5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 (%)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if test=&quot;line['ma_dl']==''&quot;" xlink:type="simple">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6" office:value-type="string">
            <text:p><text:a xlink:href="python://line['stt']" xlink:type="simple">seq</text:a></text:p>
          </table:table-cell>
          <table:table-cell table:style-name="ce12" office:value-type="string">
            <text:p><text:a xlink:href="python://line['ten_dl']" xlink:type="simple">ten_dl</text:a></text:p>
          </table:table-cell>
          <table:table-cell table:style-name="ce6" office:value-type="string">
            <text:p><text:a xlink:href="python://line['ma_dl']" xlink:type="simple">ma_dl</text:a></text:p>
          </table:table-cell>
          <table:table-cell table:style-name="ce17" office:value-type="string">
            <text:p><text:a xlink:href="python://convert_f_amount(line['sl_phathanh'])" xlink:type="simple">sl_phathanh</text:a></text:p>
          </table:table-cell>
          <table:table-cell table:style-name="ce17" office:value-type="string">
            <text:p><text:a xlink:href="python://convert_f_amount(line['sl_ve_e'])" xlink:type="simple">sl_ve_e</text:a></text:p>
          </table:table-cell>
          <table:table-cell table:style-name="ce17" office:value-type="string">
            <text:p><text:a xlink:href="python://convert_f_amount(line['sl_tieuthu'])" xlink:type="simple">sl_tieuthu</text:a></text:p>
          </table:table-cell>
          <table:table-cell table:style-name="ce17" office:value-type="string">
            <text:p><text:a xlink:href="python://convert_f_amount(line['thanhtien_tieuthu'])" xlink:type="simple">thanhtien_tieuthu</text:a></text:p>
          </table:table-cell>
          <table:table-cell table:style-name="ce17" office:value-type="string">
            <text:p><text:a xlink:href="python://line['ti_le']" xlink:type="simple">ti_le</text:a> %</text:p>
          </table:table-cell>
          <table:table-cell table:style-name="ce17" office:value-type="string">
            <text:p><text:a xlink:href="python://convert_f_amount(line['doanhthu_kytruoc'])" xlink:type="simple">doanhthu_kytruoc</text:a></text:p>
          </table:table-cell>
          <table:table-cell table:style-name="ce17" office:value-type="string">
            <text:p><text:a xlink:href="python://convert_f_amount(line['tang_giam'])" xlink:type="simple">tang_giam</text:a>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if test=&quot;line['ma_dl']!=''&quot;" xlink:type="simple">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8">
          <table:table-cell table:style-name="ce7" office:value-type="string">
            <text:p><text:a xlink:href="python://line['stt']" xlink:type="simple">seq</text:a></text:p>
          </table:table-cell>
          <table:table-cell table:style-name="ce13" office:value-type="string">
            <text:p><text:a xlink:href="python://line['ten_dl']" xlink:type="simple">ten_dl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18" office:value-type="string">
            <text:p><text:a xlink:href="python://convert_f_amount(line['sl_phathanh'])" xlink:type="simple">sl_phathanh</text:a></text:p>
          </table:table-cell>
          <table:table-cell table:style-name="ce18" office:value-type="string">
            <text:p><text:a xlink:href="python://convert_f_amount(line['sl_ve_e'])" xlink:type="simple">sl_ve_e</text:a></text:p>
          </table:table-cell>
          <table:table-cell table:style-name="ce18" office:value-type="string">
            <text:p><text:a xlink:href="python://convert_f_amount(line['sl_tieuthu'])" xlink:type="simple">sl_tieuthu</text:a></text:p>
          </table:table-cell>
          <table:table-cell table:style-name="ce18" office:value-type="string">
            <text:p><text:a xlink:href="python://convert_f_amount(line['thanhtien_tieuthu'])" xlink:type="simple">thanhtien_tieuthu</text:a></text:p>
          </table:table-cell>
          <table:table-cell table:style-name="ce18" office:value-type="string">
            <text:p><text:a xlink:href="python://line['ti_le']" xlink:type="simple">ti_le</text:a> %</text:p>
          </table:table-cell>
          <table:table-cell table:style-name="ce18" office:value-type="string">
            <text:p><text:a xlink:href="python://convert_f_amount(line['doanhthu_kytruoc'])" xlink:type="simple">doanhthu_kytruoc</text:a></text:p>
          </table:table-cell>
          <table:table-cell table:style-name="ce18" office:value-type="string">
            <text:p><text:a xlink:href="python://convert_f_amount(line['tang_giam'])" xlink:type="simple">tang_giam</text:a></text:p>
          </table:table-cell>
          <table:table-cell table:number-columns-repeated="1014"/>
        </table:table-row>
        <table:table-row table:style-name="ro9">
          <table:table-cell table:style-name="ce5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2" table:style-name="ce14"/>
          <table:covered-table-cell table:number-columns-repeated="7" table:style-name="ce18"/>
          <table:table-cell table:number-columns-repeated="1014"/>
        </table:table-row>
        <table:table-row table:style-name="ro10">
          <table:table-cell table:style-name="ce8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15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9"/>
          <table:table-cell/>
          <table:table-cell table:style-name="ce23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5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6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6">
          <table:table-cell table:number-columns-repeated="3"/>
          <table:table-cell table:style-name="ce20"/>
          <table:table-cell/>
          <table:table-cell table:style-name="ce20"/>
          <table:table-cell table:number-columns-repeated="1018"/>
        </table:table-row>
        <table:table-row table:style-name="ro11">
          <table:table-cell table:number-columns-repeated="6"/>
          <table:table-cell table:style-name="ce27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9T09:40:53</dc:date>
    <dc:creator>phuoc </dc:creator>
    <meta:editing-duration>PT6H6M4S</meta:editing-duration>
    <meta:editing-cycles>148</meta:editing-cycles>
    <meta:document-statistic meta:table-count="3" meta:cell-count="47" meta:object-count="0"/>
  </office:meta>
</office:document-meta>
</file>